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Liberation Sans1" style:font-name-asian="Liberation Sans1" style:font-name-complex="Liberation Sans1" fo:font-weight="bold" style:font-weight-asian="bold" style:font-weight-complex="bold"/>
    </style:style>
    <style:style style:name="co1" style:family="table-column">
      <style:table-column-properties fo:break-before="auto" style:column-width="9.26041666666667cm"/>
    </style:style>
    <style:style style:name="co2" style:family="table-column">
      <style:table-column-properties fo:break-before="auto" style:column-width="4.153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ummary_time_a1_n0128" table:style-name="ta1">
        <table:shapes>
          <draw:frame draw:z-index="1" draw:id="id0" draw:style-name="a0" draw:name="Chart 1" svg:x="4.42853in" svg:y="6.02083in" svg:width="7.9311in" svg:height="4.951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1">
            <text:p>#TI Threads vs. simulation time N^2=128^2, DT=50, A=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#TX Simulation typ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#TY number of threads (compact)</text:p>
          </table:table-cell>
          <table:table-cell table:style-name="ce1"/>
          <table:table-cell office:value-type="string" table:style-name="ce2">
            <text:p>Dt=0.1, M=163</text:p>
          </table:table-cell>
          <table:table-cell office:value-type="string" table:style-name="ce2">
            <text:p>Dt=0.2, M=327</text:p>
          </table:table-cell>
          <table:table-cell office:value-type="string" table:style-name="ce2">
            <text:p>Dt=0.5, M=819</text:p>
          </table:table-cell>
          <table:table-cell office:value-type="string" table:style-name="ce2">
            <text:p>Dt=1, M=1638</text:p>
          </table:table-cell>
          <table:table-cell office:value-type="string" table:style-name="ce2">
            <text:p>Dt=2, M=3276</text:p>
          </table:table-cell>
          <table:table-cell office:value-type="string" table:style-name="ce2">
            <text:p>Dt=5, M=8190</text:p>
          </table:table-cell>
          <table:table-cell office:value-type="string" table:style-name="ce2">
            <text:p>Dt=10, M=16380</text:p>
          </table:table-cell>
          <table:table-cell office:value-type="string" table:style-name="ce2">
            <text:p>Dt=25, M=409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hreads\SimType</text:p>
          </table:table-cell>
          <table:table-cell table:style-name="ce1"/>
          <table:table-cell office:value-type="string" table:style-name="ce1">
            <text:p>rexi_dt0000_1_m000163</text:p>
          </table:table-cell>
          <table:table-cell office:value-type="string" table:style-name="ce1">
            <text:p>rexi_dt0000_2_m000327</text:p>
          </table:table-cell>
          <table:table-cell office:value-type="string" table:style-name="ce1">
            <text:p>rexi_dt0000_5_m000819</text:p>
          </table:table-cell>
          <table:table-cell office:value-type="string" table:style-name="ce1">
            <text:p>rexi_dt000001_m001638</text:p>
          </table:table-cell>
          <table:table-cell office:value-type="string" table:style-name="ce1">
            <text:p>rexi_dt000002_m003276</text:p>
          </table:table-cell>
          <table:table-cell office:value-type="string" table:style-name="ce1">
            <text:p>rexi_dt000005_m008190</text:p>
          </table:table-cell>
          <table:table-cell office:value-type="string" table:style-name="ce1">
            <text:p>rexi_dt000010_m016380</text:p>
          </table:table-cell>
          <table:table-cell office:value-type="string" table:style-name="ce1">
            <text:p>rexi_dt000025_m0409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 cores (1 ranks / 1 threads)</text:p>
          </table:table-cell>
          <table:table-cell office:value-type="float" office:value="1" table:style-name="ce1">
            <text:p>1</text:p>
          </table:table-cell>
          <table:table-cell office:value-type="float" office:value="119.022398" table:style-name="ce1">
            <text:p>119.022398</text:p>
          </table:table-cell>
          <table:table-cell office:value-type="float" office:value="116.901612" table:style-name="ce1">
            <text:p>116.901612</text:p>
          </table:table-cell>
          <table:table-cell office:value-type="float" office:value="115.610118" table:style-name="ce1">
            <text:p>115.610118</text:p>
          </table:table-cell>
          <table:table-cell office:value-type="float" office:value="114.298723" table:style-name="ce1">
            <text:p>114.298723</text:p>
          </table:table-cell>
          <table:table-cell office:value-type="float" office:value="111.32771" table:style-name="ce1">
            <text:p>111.32771</text:p>
          </table:table-cell>
          <table:table-cell office:value-type="float" office:value="110.94202300000001" table:style-name="ce1">
            <text:p>110.942023</text:p>
          </table:table-cell>
          <table:table-cell office:value-type="float" office:value="110.66078" table:style-name="ce1">
            <text:p>110.66078</text:p>
          </table:table-cell>
          <table:table-cell office:value-type="float" office:value="110.78728" table:style-name="ce1">
            <text:p>110.787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4 cores (14 ranks / 1 threads)</text:p>
          </table:table-cell>
          <table:table-cell office:value-type="float" office:value="14" table:style-name="ce1">
            <text:p>14</text:p>
          </table:table-cell>
          <table:table-cell office:value-type="float" office:value="12.576657000000001" table:style-name="ce1">
            <text:p>12.576657</text:p>
          </table:table-cell>
          <table:table-cell office:value-type="float" office:value="11.652398" table:style-name="ce1">
            <text:p>11.652398</text:p>
          </table:table-cell>
          <table:table-cell office:value-type="float" office:value="10.640323" table:style-name="ce1">
            <text:p>10.640323</text:p>
          </table:table-cell>
          <table:table-cell office:value-type="float" office:value="10.48071" table:style-name="ce1">
            <text:p>10.48071</text:p>
          </table:table-cell>
          <table:table-cell office:value-type="float" office:value="10.221734" table:style-name="ce1">
            <text:p>10.221734</text:p>
          </table:table-cell>
          <table:table-cell office:value-type="float" office:value="10.144925000000001" table:style-name="ce1">
            <text:p>10.144925</text:p>
          </table:table-cell>
          <table:table-cell office:value-type="float" office:value="10.226656" table:style-name="ce1">
            <text:p>10.226656</text:p>
          </table:table-cell>
          <table:table-cell office:value-type="float" office:value="10.151584" table:style-name="ce1">
            <text:p>10.15158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8 cores (28 ranks / 1 threads)</text:p>
          </table:table-cell>
          <table:table-cell office:value-type="float" office:value="28" table:style-name="ce1">
            <text:p>28</text:p>
          </table:table-cell>
          <table:table-cell office:value-type="float" office:value="11.531853999999999" table:style-name="ce1">
            <text:p>11.531854</text:p>
          </table:table-cell>
          <table:table-cell office:value-type="float" office:value="9.7970469999999992" table:style-name="ce1">
            <text:p>9.797047</text:p>
          </table:table-cell>
          <table:table-cell office:value-type="float" office:value="8.5133050000000008" table:style-name="ce1">
            <text:p>8.513305</text:p>
          </table:table-cell>
          <table:table-cell office:value-type="float" office:value="8.3228390000000001" table:style-name="ce1">
            <text:p>8.322839</text:p>
          </table:table-cell>
          <table:table-cell office:value-type="float" office:value="8.1273180000000007" table:style-name="ce1">
            <text:p>8.127318</text:p>
          </table:table-cell>
          <table:table-cell office:value-type="float" office:value="8.1143400000000003" table:style-name="ce1">
            <text:p>8.11434</text:p>
          </table:table-cell>
          <table:table-cell office:value-type="float" office:value="7.9910969999999999" table:style-name="ce1">
            <text:p>7.991097</text:p>
          </table:table-cell>
          <table:table-cell office:value-type="float" office:value="7.988963" table:style-name="ce1">
            <text:p>7.98896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6 cores (56 ranks / 1 threads)</text:p>
          </table:table-cell>
          <table:table-cell office:value-type="float" office:value="56" table:style-name="ce1">
            <text:p>56</text:p>
          </table:table-cell>
          <table:table-cell office:value-type="float" office:value="7.7850159999999997" table:style-name="ce1">
            <text:p>7.785016</text:p>
          </table:table-cell>
          <table:table-cell office:value-type="float" office:value="5.8866480000000001" table:style-name="ce1">
            <text:p>5.886648</text:p>
          </table:table-cell>
          <table:table-cell office:value-type="float" office:value="4.5712700000000002" table:style-name="ce1">
            <text:p>4.57127</text:p>
          </table:table-cell>
          <table:table-cell office:value-type="float" office:value="4.7500390000000001" table:style-name="ce1">
            <text:p>4.750039</text:p>
          </table:table-cell>
          <table:table-cell office:value-type="float" office:value="4.2037589999999998" table:style-name="ce1">
            <text:p>4.203759</text:p>
          </table:table-cell>
          <table:table-cell office:value-type="float" office:value="4.0868209999999996" table:style-name="ce1">
            <text:p>4.086821</text:p>
          </table:table-cell>
          <table:table-cell office:value-type="float" office:value="4.0707449999999996" table:style-name="ce1">
            <text:p>4.070745</text:p>
          </table:table-cell>
          <table:table-cell office:value-type="float" office:value="4.0393160000000004" table:style-name="ce1">
            <text:p>4.0393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12 cores (112 ranks / 1 threads)</text:p>
          </table:table-cell>
          <table:table-cell office:value-type="float" office:value="112" table:style-name="ce1">
            <text:p>112</text:p>
          </table:table-cell>
          <table:table-cell office:value-type="float" office:value="5.009887" table:style-name="ce1">
            <text:p>5.009887</text:p>
          </table:table-cell>
          <table:table-cell office:value-type="float" office:value="3.9497339999999999" table:style-name="ce1">
            <text:p>3.949734</text:p>
          </table:table-cell>
          <table:table-cell office:value-type="float" office:value="2.7327750000000002" table:style-name="ce1">
            <text:p>2.732775</text:p>
          </table:table-cell>
          <table:table-cell office:value-type="float" office:value="2.3978489999999999" table:style-name="ce1">
            <text:p>2.397849</text:p>
          </table:table-cell>
          <table:table-cell office:value-type="float" office:value="2.2146759999999999" table:style-name="ce1">
            <text:p>2.214676</text:p>
          </table:table-cell>
          <table:table-cell office:value-type="float" office:value="2.1518830000000002" table:style-name="ce1">
            <text:p>2.151883</text:p>
          </table:table-cell>
          <table:table-cell office:value-type="float" office:value="2.1096699999999999" table:style-name="ce1">
            <text:p>2.10967</text:p>
          </table:table-cell>
          <table:table-cell office:value-type="float" office:value="2.049528" table:style-name="ce1">
            <text:p>2.04952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24 cores (224 ranks / 1 threads)</text:p>
          </table:table-cell>
          <table:table-cell office:value-type="float" office:value="224" table:style-name="ce1">
            <text:p>224</text:p>
          </table:table-cell>
          <table:table-cell office:value-type="float" office:value="3.7921809999999998" table:style-name="ce1">
            <text:p>3.792181</text:p>
          </table:table-cell>
          <table:table-cell office:value-type="float" office:value="2.7158419999999999" table:style-name="ce1">
            <text:p>2.715842</text:p>
          </table:table-cell>
          <table:table-cell office:value-type="float" office:value="1.6549130000000001" table:style-name="ce1">
            <text:p>1.654913</text:p>
          </table:table-cell>
          <table:table-cell office:value-type="float" office:value="1.4573069999999999" table:style-name="ce1">
            <text:p>1.457307</text:p>
          </table:table-cell>
          <table:table-cell office:value-type="float" office:value="1.2077929999999999" table:style-name="ce1">
            <text:p>1.207793</text:p>
          </table:table-cell>
          <table:table-cell office:value-type="float" office:value="1.1207959999999999" table:style-name="ce1">
            <text:p>1.120796</text:p>
          </table:table-cell>
          <table:table-cell office:value-type="float" office:value="1.1847700000000001" table:style-name="ce1">
            <text:p>1.18477</text:p>
          </table:table-cell>
          <table:table-cell office:value-type="float" office:value="1.119221" table:style-name="ce1">
            <text:p>1.11922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448 cores (448 ranks / 1 threads)</text:p>
          </table:table-cell>
          <table:table-cell office:value-type="float" office:value="448" table:style-name="ce1">
            <text:p>448</text:p>
          </table:table-cell>
          <table:table-cell office:value-type="float" office:value="4.2460719999999998" table:style-name="ce1">
            <text:p>4.246072</text:p>
          </table:table-cell>
          <table:table-cell office:value-type="float" office:value="2.1595469999999999" table:style-name="ce1">
            <text:p>2.159547</text:p>
          </table:table-cell>
          <table:table-cell office:value-type="float" office:value="1.176712" table:style-name="ce1">
            <text:p>1.176712</text:p>
          </table:table-cell>
          <table:table-cell office:value-type="float" office:value="0.93669000000000002" table:style-name="ce1">
            <text:p>0.93669</text:p>
          </table:table-cell>
          <table:table-cell office:value-type="float" office:value="0.82831999999999995" table:style-name="ce1">
            <text:p>0.82832</text:p>
          </table:table-cell>
          <table:table-cell office:value-type="float" office:value="0.69726699999999997" table:style-name="ce1">
            <text:p>0.697267</text:p>
          </table:table-cell>
          <table:table-cell office:value-type="float" office:value="0.56715700000000002" table:style-name="ce1">
            <text:p>0.567157</text:p>
          </table:table-cell>
          <table:table-cell office:value-type="float" office:value="0.59418499999999996" table:style-name="ce1">
            <text:p>0.5941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896 cores (896 ranks / 1 threads)</text:p>
          </table:table-cell>
          <table:table-cell office:value-type="float" office:value="896" table:style-name="ce1">
            <text:p>896</text:p>
          </table:table-cell>
          <table:table-cell office:value-type="float" office:value="4.6000930000000002" table:style-name="ce1">
            <text:p>4.600093</text:p>
          </table:table-cell>
          <table:table-cell office:value-type="float" office:value="2.5652539999999999" table:style-name="ce1">
            <text:p>2.565254</text:p>
          </table:table-cell>
          <table:table-cell office:value-type="float" office:value="1.128784" table:style-name="ce1">
            <text:p>1.128784</text:p>
          </table:table-cell>
          <table:table-cell office:value-type="float" office:value="0.76943099999999998" table:style-name="ce1">
            <text:p>0.769431</text:p>
          </table:table-cell>
          <table:table-cell office:value-type="float" office:value="0.49253599999999997" table:style-name="ce1">
            <text:p>0.492536</text:p>
          </table:table-cell>
          <table:table-cell office:value-type="float" office:value="0.37846600000000002" table:style-name="ce1">
            <text:p>0.378466</text:p>
          </table:table-cell>
          <table:table-cell office:value-type="float" office:value="0.40997899999999998" table:style-name="ce1">
            <text:p>0.409979</text:p>
          </table:table-cell>
          <table:table-cell office:value-type="float" office:value="0.38490799999999997" table:style-name="ce1">
            <text:p>0.3849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1792 cores (1792 ranks / 1 threads)</text:p>
          </table:table-cell>
          <table:table-cell office:value-type="float" office:value="1792" table:style-name="ce1">
            <text:p>1792</text:p>
          </table:table-cell>
          <table:table-cell office:value-type="float" office:value="4.8337310000000002" table:style-name="ce1">
            <text:p>4.833731</text:p>
          </table:table-cell>
          <table:table-cell office:value-type="float" office:value="2.5052469999999998" table:style-name="ce1">
            <text:p>2.505247</text:p>
          </table:table-cell>
          <table:table-cell office:value-type="float" office:value="1.094565" table:style-name="ce1">
            <text:p>1.094565</text:p>
          </table:table-cell>
          <table:table-cell office:value-type="float" office:value="0.60347399999999995" table:style-name="ce1">
            <text:p>0.603474</text:p>
          </table:table-cell>
          <table:table-cell office:value-type="float" office:value="0.48074499999999998" table:style-name="ce1">
            <text:p>0.480745</text:p>
          </table:table-cell>
          <table:table-cell office:value-type="float" office:value="0.32302599999999998" table:style-name="ce1">
            <text:p>0.323026</text:p>
          </table:table-cell>
          <table:table-cell office:value-type="float" office:value="0.27454299999999998" table:style-name="ce1">
            <text:p>0.274543</text:p>
          </table:table-cell>
          <table:table-cell office:value-type="float" office:value="0.24863099999999999" table:style-name="ce1">
            <text:p>0.24863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2688 cores (2688 ranks / 1 threads)</text:p>
          </table:table-cell>
          <table:table-cell office:value-type="float" office:value="2688" table:style-name="ce1">
            <text:p>2688</text:p>
          </table:table-cell>
          <table:table-cell office:value-type="float" office:value="5.4835260000000003" table:style-name="ce1">
            <text:p>5.483526</text:p>
          </table:table-cell>
          <table:table-cell office:value-type="float" office:value="2.8234659999999998" table:style-name="ce1">
            <text:p>2.823466</text:p>
          </table:table-cell>
          <table:table-cell office:value-type="float" office:value="1.1031010000000001" table:style-name="ce1">
            <text:p>1.103101</text:p>
          </table:table-cell>
          <table:table-cell office:value-type="float" office:value="0.71930899999999998" table:style-name="ce1">
            <text:p>0.719309</text:p>
          </table:table-cell>
          <table:table-cell office:value-type="float" office:value="0.44041000000000002" table:style-name="ce1">
            <text:p>0.44041</text:p>
          </table:table-cell>
          <table:table-cell office:value-type="float" office:value="0.26186700000000002" table:style-name="ce1">
            <text:p>0.261867</text:p>
          </table:table-cell>
          <table:table-cell office:value-type="float" office:value="0.20358999999999999" table:style-name="ce1">
            <text:p>0.20359</text:p>
          </table:table-cell>
          <table:table-cell office:value-type="float" office:value="0.179448" table:style-name="ce1">
            <text:p>0.1794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584 cores (3584 ranks / 1 threads)</text:p>
          </table:table-cell>
          <table:table-cell office:value-type="float" office:value="3584" table:style-name="ce1">
            <text:p>3584</text:p>
          </table:table-cell>
          <table:table-cell office:value-type="float" office:value="12.937465" table:style-name="ce1">
            <text:p>12.937465</text:p>
          </table:table-cell>
          <table:table-cell office:value-type="float" office:value="6.5174849999999998" table:style-name="ce1">
            <text:p>6.517485</text:p>
          </table:table-cell>
          <table:table-cell office:value-type="float" office:value="2.8135150000000002" table:style-name="ce1">
            <text:p>2.813515</text:p>
          </table:table-cell>
          <table:table-cell office:value-type="float" office:value="1.3976649999999999" table:style-name="ce1">
            <text:p>1.397665</text:p>
          </table:table-cell>
          <table:table-cell office:value-type="float" office:value="0.78869900000000004" table:style-name="ce1">
            <text:p>0.788699</text:p>
          </table:table-cell>
          <table:table-cell office:value-type="float" office:value="0.48752600000000001" table:style-name="ce1">
            <text:p>0.487526</text:p>
          </table:table-cell>
          <table:table-cell office:value-type="float" office:value="0.34674700000000003" table:style-name="ce1">
            <text:p>0.346747</text:p>
          </table:table-cell>
          <table:table-cell office:value-type="float" office:value="0.25495600000000002" table:style-name="ce1">
            <text:p>0.254956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3">
            <text:p>RK4, FD method</text:p>
          </table:table-cell>
          <table:table-cell office:value-type="string" table:style-name="ce2">
            <text:p>Dt=0.1, M=163</text:p>
          </table:table-cell>
          <table:table-cell office:value-type="string" table:style-name="ce2">
            <text:p>Dt=0.2, M=327</text:p>
          </table:table-cell>
          <table:table-cell office:value-type="string" table:style-name="ce2">
            <text:p>Dt=0.5, M=819</text:p>
          </table:table-cell>
          <table:table-cell office:value-type="string" table:style-name="ce2">
            <text:p>Dt=1, M=1638</text:p>
          </table:table-cell>
          <table:table-cell office:value-type="string" table:style-name="ce2">
            <text:p>Dt=2, M=3276</text:p>
          </table:table-cell>
          <table:table-cell office:value-type="string" table:style-name="ce2">
            <text:p>Dt=5, M=8190</text:p>
          </table:table-cell>
          <table:table-cell office:value-type="string" table:style-name="ce2">
            <text:p>Dt=10, M=16380</text:p>
          </table:table-cell>
          <table:table-cell office:value-type="string" table:style-name="ce2">
            <text:p>Dt=25, M=40950</text:p>
          </table:table-cell>
          <table:table-cell table:number-columns-repeated="16374"/>
        </table:table-row>
        <table:table-row table:style-name="ro1">
          <table:table-cell office:value-type="float" office:value="1" table:formula="of:=[.B5]" table:style-name="ce1">
            <text:p>1</text:p>
          </table:table-cell>
          <table:table-cell office:value-type="float" office:value="332.18980399999998" table:style-name="ce1">
            <text:p>332.189804</text:p>
          </table:table-cell>
          <table:table-cell office:value-type="float" office:value="119.022398" table:formula="of:=[.C5]" table:style-name="ce1">
            <text:p>119.022398</text:p>
          </table:table-cell>
          <table:table-cell office:value-type="float" office:value="116.901612" table:formula="of:=[.D5]" table:style-name="ce1">
            <text:p>116.901612</text:p>
          </table:table-cell>
          <table:table-cell office:value-type="float" office:value="115.610118" table:formula="of:=[.E5]" table:style-name="ce1">
            <text:p>115.610118</text:p>
          </table:table-cell>
          <table:table-cell office:value-type="float" office:value="114.298723" table:formula="of:=[.F5]" table:style-name="ce1">
            <text:p>114.298723</text:p>
          </table:table-cell>
          <table:table-cell office:value-type="float" office:value="111.32771" table:formula="of:=[.G5]" table:style-name="ce1">
            <text:p>111.32771</text:p>
          </table:table-cell>
          <table:table-cell office:value-type="float" office:value="110.94202300000001" table:formula="of:=[.H5]" table:style-name="ce1">
            <text:p>110.942023</text:p>
          </table:table-cell>
          <table:table-cell office:value-type="float" office:value="110.66078" table:formula="of:=[.I5]" table:style-name="ce1">
            <text:p>110.66078</text:p>
          </table:table-cell>
          <table:table-cell office:value-type="float" office:value="110.78728" table:formula="of:=[.J5]" table:style-name="ce1">
            <text:p>110.78728</text:p>
          </table:table-cell>
          <table:table-cell table:number-columns-repeated="16374"/>
        </table:table-row>
        <table:table-row table:style-name="ro1">
          <table:table-cell office:value-type="float" office:value="14" table:formula="of:=[.B6]" table:style-name="ce1">
            <text:p>14</text:p>
          </table:table-cell>
          <table:table-cell office:value-type="float" office:value="47.777802999999999" table:style-name="ce1">
            <text:p>47.777803</text:p>
          </table:table-cell>
          <table:table-cell office:value-type="float" office:value="12.576657000000001" table:formula="of:=[.C6]" table:style-name="ce1">
            <text:p>12.576657</text:p>
          </table:table-cell>
          <table:table-cell office:value-type="float" office:value="11.652398" table:formula="of:=[.D6]" table:style-name="ce1">
            <text:p>11.652398</text:p>
          </table:table-cell>
          <table:table-cell office:value-type="float" office:value="10.640323" table:formula="of:=[.E6]" table:style-name="ce1">
            <text:p>10.640323</text:p>
          </table:table-cell>
          <table:table-cell office:value-type="float" office:value="10.48071" table:formula="of:=[.F6]" table:style-name="ce1">
            <text:p>10.48071</text:p>
          </table:table-cell>
          <table:table-cell office:value-type="float" office:value="10.221734" table:formula="of:=[.G6]" table:style-name="ce1">
            <text:p>10.221734</text:p>
          </table:table-cell>
          <table:table-cell office:value-type="float" office:value="10.144925000000001" table:formula="of:=[.H6]" table:style-name="ce1">
            <text:p>10.144925</text:p>
          </table:table-cell>
          <table:table-cell office:value-type="float" office:value="10.226656" table:formula="of:=[.I6]" table:style-name="ce1">
            <text:p>10.226656</text:p>
          </table:table-cell>
          <table:table-cell office:value-type="float" office:value="10.151584" table:formula="of:=[.J6]" table:style-name="ce1">
            <text:p>10.151584</text:p>
          </table:table-cell>
          <table:table-cell table:number-columns-repeated="16374"/>
        </table:table-row>
        <table:table-row table:style-name="ro1">
          <table:table-cell office:value-type="float" office:value="28" table:formula="of:=[.B7]" table:style-name="ce1">
            <text:p>28</text:p>
          </table:table-cell>
          <table:table-cell office:value-type="float" office:value="42.045762000000003" table:style-name="ce1">
            <text:p>42.045762</text:p>
          </table:table-cell>
          <table:table-cell office:value-type="float" office:value="11.531853999999999" table:formula="of:=[.C7]" table:style-name="ce1">
            <text:p>11.531854</text:p>
          </table:table-cell>
          <table:table-cell office:value-type="float" office:value="9.7970469999999992" table:formula="of:=[.D7]" table:style-name="ce1">
            <text:p>9.797047</text:p>
          </table:table-cell>
          <table:table-cell office:value-type="float" office:value="8.5133050000000008" table:formula="of:=[.E7]" table:style-name="ce1">
            <text:p>8.513305</text:p>
          </table:table-cell>
          <table:table-cell office:value-type="float" office:value="8.3228390000000001" table:formula="of:=[.F7]" table:style-name="ce1">
            <text:p>8.322839</text:p>
          </table:table-cell>
          <table:table-cell office:value-type="float" office:value="8.1273180000000007" table:formula="of:=[.G7]" table:style-name="ce1">
            <text:p>8.127318</text:p>
          </table:table-cell>
          <table:table-cell office:value-type="float" office:value="8.1143400000000003" table:formula="of:=[.H7]" table:style-name="ce1">
            <text:p>8.11434</text:p>
          </table:table-cell>
          <table:table-cell office:value-type="float" office:value="7.9910969999999999" table:formula="of:=[.I7]" table:style-name="ce1">
            <text:p>7.991097</text:p>
          </table:table-cell>
          <table:table-cell office:value-type="float" office:value="7.988963" table:formula="of:=[.J7]" table:style-name="ce1">
            <text:p>7.988963</text:p>
          </table:table-cell>
          <table:table-cell table:number-columns-repeated="16374"/>
        </table:table-row>
        <table:table-row table:style-name="ro1">
          <table:table-cell office:value-type="float" office:value="56" table:formula="of:=[.B8]" table:style-name="ce1">
            <text:p>56</text:p>
          </table:table-cell>
          <table:table-cell office:value-type="float" office:value="42.045762000000003" table:style-name="ce1">
            <text:p>42.045762</text:p>
          </table:table-cell>
          <table:table-cell office:value-type="float" office:value="7.7850159999999997" table:formula="of:=[.C8]" table:style-name="ce1">
            <text:p>7.785016</text:p>
          </table:table-cell>
          <table:table-cell office:value-type="float" office:value="5.8866480000000001" table:formula="of:=[.D8]" table:style-name="ce1">
            <text:p>5.886648</text:p>
          </table:table-cell>
          <table:table-cell office:value-type="float" office:value="4.5712700000000002" table:formula="of:=[.E8]" table:style-name="ce1">
            <text:p>4.57127</text:p>
          </table:table-cell>
          <table:table-cell office:value-type="float" office:value="4.7500390000000001" table:formula="of:=[.F8]" table:style-name="ce1">
            <text:p>4.750039</text:p>
          </table:table-cell>
          <table:table-cell office:value-type="float" office:value="4.2037589999999998" table:formula="of:=[.G8]" table:style-name="ce1">
            <text:p>4.203759</text:p>
          </table:table-cell>
          <table:table-cell office:value-type="float" office:value="4.0868209999999996" table:formula="of:=[.H8]" table:style-name="ce1">
            <text:p>4.086821</text:p>
          </table:table-cell>
          <table:table-cell office:value-type="float" office:value="4.0707449999999996" table:formula="of:=[.I8]" table:style-name="ce1">
            <text:p>4.070745</text:p>
          </table:table-cell>
          <table:table-cell office:value-type="float" office:value="4.0393160000000004" table:formula="of:=[.J8]" table:style-name="ce1">
            <text:p>4.039316</text:p>
          </table:table-cell>
          <table:table-cell table:number-columns-repeated="16374"/>
        </table:table-row>
        <table:table-row table:style-name="ro1">
          <table:table-cell office:value-type="float" office:value="112" table:formula="of:=[.B9]" table:style-name="ce1">
            <text:p>112</text:p>
          </table:table-cell>
          <table:table-cell office:value-type="float" office:value="42.045762000000003" table:style-name="ce1">
            <text:p>42.045762</text:p>
          </table:table-cell>
          <table:table-cell office:value-type="float" office:value="5.009887" table:formula="of:=[.C9]" table:style-name="ce1">
            <text:p>5.009887</text:p>
          </table:table-cell>
          <table:table-cell office:value-type="float" office:value="3.9497339999999999" table:formula="of:=[.D9]" table:style-name="ce1">
            <text:p>3.949734</text:p>
          </table:table-cell>
          <table:table-cell office:value-type="float" office:value="2.7327750000000002" table:formula="of:=[.E9]" table:style-name="ce1">
            <text:p>2.732775</text:p>
          </table:table-cell>
          <table:table-cell office:value-type="float" office:value="2.3978489999999999" table:formula="of:=[.F9]" table:style-name="ce1">
            <text:p>2.397849</text:p>
          </table:table-cell>
          <table:table-cell office:value-type="float" office:value="2.2146759999999999" table:formula="of:=[.G9]" table:style-name="ce1">
            <text:p>2.214676</text:p>
          </table:table-cell>
          <table:table-cell office:value-type="float" office:value="2.1518830000000002" table:formula="of:=[.H9]" table:style-name="ce1">
            <text:p>2.151883</text:p>
          </table:table-cell>
          <table:table-cell office:value-type="float" office:value="2.1096699999999999" table:formula="of:=[.I9]" table:style-name="ce1">
            <text:p>2.10967</text:p>
          </table:table-cell>
          <table:table-cell office:value-type="float" office:value="2.049528" table:formula="of:=[.J9]" table:style-name="ce1">
            <text:p>2.049528</text:p>
          </table:table-cell>
          <table:table-cell table:number-columns-repeated="16374"/>
        </table:table-row>
        <table:table-row table:style-name="ro1">
          <table:table-cell office:value-type="float" office:value="224" table:formula="of:=[.B10]" table:style-name="ce1">
            <text:p>224</text:p>
          </table:table-cell>
          <table:table-cell office:value-type="float" office:value="42.045762000000003" table:style-name="ce1">
            <text:p>42.045762</text:p>
          </table:table-cell>
          <table:table-cell office:value-type="float" office:value="3.7921809999999998" table:formula="of:=[.C10]" table:style-name="ce1">
            <text:p>3.792181</text:p>
          </table:table-cell>
          <table:table-cell office:value-type="float" office:value="2.7158419999999999" table:formula="of:=[.D10]" table:style-name="ce1">
            <text:p>2.715842</text:p>
          </table:table-cell>
          <table:table-cell office:value-type="float" office:value="1.6549130000000001" table:formula="of:=[.E10]" table:style-name="ce1">
            <text:p>1.654913</text:p>
          </table:table-cell>
          <table:table-cell office:value-type="float" office:value="1.4573069999999999" table:formula="of:=[.F10]" table:style-name="ce1">
            <text:p>1.457307</text:p>
          </table:table-cell>
          <table:table-cell office:value-type="float" office:value="1.2077929999999999" table:formula="of:=[.G10]" table:style-name="ce1">
            <text:p>1.207793</text:p>
          </table:table-cell>
          <table:table-cell office:value-type="float" office:value="1.1207959999999999" table:formula="of:=[.H10]" table:style-name="ce1">
            <text:p>1.120796</text:p>
          </table:table-cell>
          <table:table-cell office:value-type="float" office:value="1.1847700000000001" table:formula="of:=[.I10]" table:style-name="ce1">
            <text:p>1.18477</text:p>
          </table:table-cell>
          <table:table-cell office:value-type="float" office:value="1.119221" table:formula="of:=[.J10]" table:style-name="ce1">
            <text:p>1.119221</text:p>
          </table:table-cell>
          <table:table-cell table:number-columns-repeated="16374"/>
        </table:table-row>
        <table:table-row table:style-name="ro1">
          <table:table-cell office:value-type="float" office:value="448" table:formula="of:=[.B11]" table:style-name="ce1">
            <text:p>448</text:p>
          </table:table-cell>
          <table:table-cell office:value-type="float" office:value="42.045762000000003" table:style-name="ce1">
            <text:p>42.045762</text:p>
          </table:table-cell>
          <table:table-cell office:value-type="float" office:value="4.2460719999999998" table:formula="of:=[.C11]" table:style-name="ce1">
            <text:p>4.246072</text:p>
          </table:table-cell>
          <table:table-cell office:value-type="float" office:value="2.1595469999999999" table:formula="of:=[.D11]" table:style-name="ce1">
            <text:p>2.159547</text:p>
          </table:table-cell>
          <table:table-cell office:value-type="float" office:value="1.176712" table:formula="of:=[.E11]" table:style-name="ce1">
            <text:p>1.176712</text:p>
          </table:table-cell>
          <table:table-cell office:value-type="float" office:value="0.93669000000000002" table:formula="of:=[.F11]" table:style-name="ce1">
            <text:p>0.93669</text:p>
          </table:table-cell>
          <table:table-cell office:value-type="float" office:value="0.82831999999999995" table:formula="of:=[.G11]" table:style-name="ce1">
            <text:p>0.82832</text:p>
          </table:table-cell>
          <table:table-cell office:value-type="float" office:value="0.69726699999999997" table:formula="of:=[.H11]" table:style-name="ce1">
            <text:p>0.697267</text:p>
          </table:table-cell>
          <table:table-cell office:value-type="float" office:value="0.56715700000000002" table:formula="of:=[.I11]" table:style-name="ce1">
            <text:p>0.567157</text:p>
          </table:table-cell>
          <table:table-cell office:value-type="float" office:value="0.59418499999999996" table:formula="of:=[.J11]" table:style-name="ce1">
            <text:p>0.594185</text:p>
          </table:table-cell>
          <table:table-cell table:number-columns-repeated="16374"/>
        </table:table-row>
        <table:table-row table:style-name="ro1">
          <table:table-cell office:value-type="float" office:value="896" table:formula="of:=[.B12]" table:style-name="ce1">
            <text:p>896</text:p>
          </table:table-cell>
          <table:table-cell office:value-type="float" office:value="42.045762000000003" table:style-name="ce1">
            <text:p>42.045762</text:p>
          </table:table-cell>
          <table:table-cell office:value-type="float" office:value="4.6000930000000002" table:formula="of:=[.C12]" table:style-name="ce1">
            <text:p>4.600093</text:p>
          </table:table-cell>
          <table:table-cell office:value-type="float" office:value="2.5652539999999999" table:formula="of:=[.D12]" table:style-name="ce1">
            <text:p>2.565254</text:p>
          </table:table-cell>
          <table:table-cell office:value-type="float" office:value="1.128784" table:formula="of:=[.E12]" table:style-name="ce1">
            <text:p>1.128784</text:p>
          </table:table-cell>
          <table:table-cell office:value-type="float" office:value="0.76943099999999998" table:formula="of:=[.F12]" table:style-name="ce1">
            <text:p>0.769431</text:p>
          </table:table-cell>
          <table:table-cell office:value-type="float" office:value="0.49253599999999997" table:formula="of:=[.G12]" table:style-name="ce1">
            <text:p>0.492536</text:p>
          </table:table-cell>
          <table:table-cell office:value-type="float" office:value="0.37846600000000002" table:formula="of:=[.H12]" table:style-name="ce1">
            <text:p>0.378466</text:p>
          </table:table-cell>
          <table:table-cell office:value-type="float" office:value="0.40997899999999998" table:formula="of:=[.I12]" table:style-name="ce1">
            <text:p>0.409979</text:p>
          </table:table-cell>
          <table:table-cell office:value-type="float" office:value="0.38490799999999997" table:formula="of:=[.J12]" table:style-name="ce1">
            <text:p>0.384908</text:p>
          </table:table-cell>
          <table:table-cell table:number-columns-repeated="16374"/>
        </table:table-row>
        <table:table-row table:style-name="ro1">
          <table:table-cell office:value-type="float" office:value="1792" table:formula="of:=[.B13]" table:style-name="ce1">
            <text:p>1792</text:p>
          </table:table-cell>
          <table:table-cell office:value-type="float" office:value="42.045762000000003" table:style-name="ce1">
            <text:p>42.045762</text:p>
          </table:table-cell>
          <table:table-cell office:value-type="float" office:value="4.8337310000000002" table:formula="of:=[.C13]" table:style-name="ce1">
            <text:p>4.833731</text:p>
          </table:table-cell>
          <table:table-cell office:value-type="float" office:value="2.5052469999999998" table:formula="of:=[.D13]" table:style-name="ce1">
            <text:p>2.505247</text:p>
          </table:table-cell>
          <table:table-cell office:value-type="float" office:value="1.094565" table:formula="of:=[.E13]" table:style-name="ce1">
            <text:p>1.094565</text:p>
          </table:table-cell>
          <table:table-cell office:value-type="float" office:value="0.60347399999999995" table:formula="of:=[.F13]" table:style-name="ce1">
            <text:p>0.603474</text:p>
          </table:table-cell>
          <table:table-cell office:value-type="float" office:value="0.48074499999999998" table:formula="of:=[.G13]" table:style-name="ce1">
            <text:p>0.480745</text:p>
          </table:table-cell>
          <table:table-cell office:value-type="float" office:value="0.32302599999999998" table:formula="of:=[.H13]" table:style-name="ce1">
            <text:p>0.323026</text:p>
          </table:table-cell>
          <table:table-cell office:value-type="float" office:value="0.27454299999999998" table:formula="of:=[.I13]" table:style-name="ce1">
            <text:p>0.274543</text:p>
          </table:table-cell>
          <table:table-cell office:value-type="float" office:value="0.24863099999999999" table:formula="of:=[.J13]" table:style-name="ce1">
            <text:p>0.248631</text:p>
          </table:table-cell>
          <table:table-cell table:number-columns-repeated="16374"/>
        </table:table-row>
        <table:table-row table:style-name="ro1">
          <table:table-cell office:value-type="float" office:value="2688" table:formula="of:=[.B14]" table:style-name="ce1">
            <text:p>2688</text:p>
          </table:table-cell>
          <table:table-cell office:value-type="float" office:value="42.045762000000003" table:style-name="ce1">
            <text:p>42.045762</text:p>
          </table:table-cell>
          <table:table-cell office:value-type="float" office:value="5.4835260000000003" table:formula="of:=[.C14]" table:style-name="ce1">
            <text:p>5.483526</text:p>
          </table:table-cell>
          <table:table-cell office:value-type="float" office:value="2.8234659999999998" table:formula="of:=[.D14]" table:style-name="ce1">
            <text:p>2.823466</text:p>
          </table:table-cell>
          <table:table-cell office:value-type="float" office:value="1.1031010000000001" table:formula="of:=[.E14]" table:style-name="ce1">
            <text:p>1.103101</text:p>
          </table:table-cell>
          <table:table-cell office:value-type="float" office:value="0.71930899999999998" table:formula="of:=[.F14]" table:style-name="ce1">
            <text:p>0.719309</text:p>
          </table:table-cell>
          <table:table-cell office:value-type="float" office:value="0.44041000000000002" table:formula="of:=[.G14]" table:style-name="ce1">
            <text:p>0.44041</text:p>
          </table:table-cell>
          <table:table-cell office:value-type="float" office:value="0.26186700000000002" table:formula="of:=[.H14]" table:style-name="ce1">
            <text:p>0.261867</text:p>
          </table:table-cell>
          <table:table-cell office:value-type="float" office:value="0.20358999999999999" table:formula="of:=[.I14]" table:style-name="ce1">
            <text:p>0.20359</text:p>
          </table:table-cell>
          <table:table-cell office:value-type="float" office:value="0.179448" table:formula="of:=[.J14]" table:style-name="ce1">
            <text:p>0.179448</text:p>
          </table:table-cell>
          <table:table-cell table:number-columns-repeated="16374"/>
        </table:table-row>
        <table:table-row table:style-name="ro1">
          <table:table-cell office:value-type="float" office:value="3584" table:formula="of:=[.B15]" table:style-name="ce1">
            <text:p>3584</text:p>
          </table:table-cell>
          <table:table-cell office:value-type="float" office:value="42.045762000000003" table:style-name="ce1">
            <text:p>42.045762</text:p>
          </table:table-cell>
          <table:table-cell office:value-type="float" office:value="12.937465" table:formula="of:=[.C15]" table:style-name="ce1">
            <text:p>12.937465</text:p>
          </table:table-cell>
          <table:table-cell office:value-type="float" office:value="6.5174849999999998" table:formula="of:=[.D15]" table:style-name="ce1">
            <text:p>6.517485</text:p>
          </table:table-cell>
          <table:table-cell office:value-type="float" office:value="2.8135150000000002" table:formula="of:=[.E15]" table:style-name="ce1">
            <text:p>2.813515</text:p>
          </table:table-cell>
          <table:table-cell office:value-type="float" office:value="1.3976649999999999" table:formula="of:=[.F15]" table:style-name="ce1">
            <text:p>1.397665</text:p>
          </table:table-cell>
          <table:table-cell office:value-type="float" office:value="0.78869900000000004" table:formula="of:=[.G15]" table:style-name="ce1">
            <text:p>0.788699</text:p>
          </table:table-cell>
          <table:table-cell office:value-type="float" office:value="0.48752600000000001" table:formula="of:=[.H15]" table:style-name="ce1">
            <text:p>0.487526</text:p>
          </table:table-cell>
          <table:table-cell office:value-type="float" office:value="0.34674700000000003" table:formula="of:=[.I15]" table:style-name="ce1">
            <text:p>0.346747</text:p>
          </table:table-cell>
          <table:table-cell office:value-type="float" office:value="0.25495600000000002" table:formula="of:=[.J15]" table:style-name="ce1">
            <text:p>0.254956</text:p>
          </table:table-cell>
          <table:table-cell table:number-columns-repeated="16374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John Doe</dc:creator>
    <dc:date>2016-01-16T11:36:45Z</dc:date>
    <meta:editing-cycles>3</meta:editing-cycles>
    <meta:editing-duration>PT45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true" chart:minimum="14" chart:origin="1" chart:interval-major="2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true" chart:maximum="10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255e9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7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9e480e" svg:stroke-opacity="100%" draw:stroke-linejoin="round" svg:stroke-linecap="round"/>
    </style:style>
    <style:style style:family="chart" style:name="G0S8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636363" svg:stroke-opacity="100%" draw:stroke-linejoin="round" svg:stroke-linecap="round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356.5299212598425pt" svg:width="571.03937007874pt" chart:style-name="Crt0">
        <chart:legend svg:x="58.91866141732284pt" svg:y="163.1308661417323pt" chart:style-name="Lgnd"/>
        <chart:plot-area svg:x="20.8240157480315pt" svg:y="8.00472440944882pt" svg:width="544.293464566929pt" svg:height="320.9840157480315pt" chart:style-name="Plt0">
          <chart:axis chart:dimension="x" chart:name="primary-x" chart:style-name="Axs0">
            <chart:title chart:style-name="AT00">
              <text:p text:style-name="a0" text:class-names="" text:cond-style-name="">Number of cores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1" text:class-names="" text:cond-style-name="">Computation time (seconds)</text:p>
            </chart:title>
            <chart:grid chart:class="major" chart:style-name="GMa1"/>
          </chart:axis>
          <chart:series chart:label-cell-address="summary_time_a1_n0128.$B$19" chart:values-cell-range-address="summary_time_a1_n0128.$B$20:.$B$30" chart:class="chart:scatter" chart:attached-axis="primary-y" chart:style-name="G0S0">
            <chart:domain table:cell-range-address="summary_time_a1_n0128.$A$20:.$A$30"/>
            <chart:data-point chart:repeated="11"/>
          </chart:series>
          <chart:series chart:label-cell-address="summary_time_a1_n0128.$C$19" chart:values-cell-range-address="summary_time_a1_n0128.$C$20:.$C$30" chart:class="chart:scatter" chart:attached-axis="primary-y" chart:style-name="G0S1">
            <chart:domain table:cell-range-address="summary_time_a1_n0128.$A$20:.$A$30"/>
            <chart:data-point chart:repeated="11"/>
          </chart:series>
          <chart:series chart:label-cell-address="summary_time_a1_n0128.$D$19" chart:values-cell-range-address="summary_time_a1_n0128.$D$20:.$D$30" chart:class="chart:scatter" chart:attached-axis="primary-y" chart:style-name="G0S2">
            <chart:domain table:cell-range-address="summary_time_a1_n0128.$A$20:.$A$30"/>
            <chart:data-point chart:repeated="11"/>
          </chart:series>
          <chart:series chart:label-cell-address="summary_time_a1_n0128.$E$19" chart:values-cell-range-address="summary_time_a1_n0128.$E$20:.$E$30" chart:class="chart:scatter" chart:attached-axis="primary-y" chart:style-name="G0S3">
            <chart:domain table:cell-range-address="summary_time_a1_n0128.$A$20:.$A$30"/>
            <chart:data-point chart:repeated="11"/>
          </chart:series>
          <chart:series chart:label-cell-address="summary_time_a1_n0128.$F$19" chart:values-cell-range-address="summary_time_a1_n0128.$F$20:.$F$30" chart:class="chart:scatter" chart:attached-axis="primary-y" chart:style-name="G0S4">
            <chart:domain table:cell-range-address="summary_time_a1_n0128.$A$20:.$A$30"/>
            <chart:data-point chart:repeated="11"/>
          </chart:series>
          <chart:series chart:label-cell-address="summary_time_a1_n0128.$G$19" chart:values-cell-range-address="summary_time_a1_n0128.$G$20:.$G$30" chart:class="chart:scatter" chart:attached-axis="primary-y" chart:style-name="G0S5">
            <chart:domain table:cell-range-address="summary_time_a1_n0128.$A$20:.$A$30"/>
            <chart:data-point chart:repeated="11"/>
          </chart:series>
          <chart:series chart:label-cell-address="summary_time_a1_n0128.$H$19" chart:values-cell-range-address="summary_time_a1_n0128.$H$20:.$H$30" chart:class="chart:scatter" chart:attached-axis="primary-y" chart:style-name="G0S6">
            <chart:domain table:cell-range-address="summary_time_a1_n0128.$A$20:.$A$30"/>
            <chart:data-point chart:repeated="11"/>
          </chart:series>
          <chart:series chart:label-cell-address="summary_time_a1_n0128.$I$19" chart:values-cell-range-address="summary_time_a1_n0128.$I$20:.$I$30" chart:class="chart:scatter" chart:attached-axis="primary-y" chart:style-name="G0S7">
            <chart:domain table:cell-range-address="summary_time_a1_n0128.$A$20:.$A$30"/>
            <chart:data-point chart:repeated="11"/>
          </chart:series>
          <chart:series chart:label-cell-address="summary_time_a1_n0128.$J$19" chart:values-cell-range-address="summary_time_a1_n0128.$J$20:.$J$30" chart:class="chart:scatter" chart:attached-axis="primary-y" chart:style-name="G0S8">
            <chart:domain table:cell-range-address="summary_time_a1_n0128.$A$20:.$A$30"/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